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ea65" officeooo:paragraph-rsid="0007ea65"/>
    </style:style>
    <style:style style:name="P2" style:family="paragraph" style:parent-style-name="Text_20_body">
      <style:text-properties officeooo:rsid="000c1c55" officeooo:paragraph-rsid="000c1c55"/>
    </style:style>
    <style:style style:name="P3" style:family="paragraph" style:parent-style-name="Text_20_body" style:list-style-name="L1">
      <style:text-properties officeooo:rsid="0007ea65" officeooo:paragraph-rsid="0007ea65"/>
    </style:style>
    <style:style style:name="P4" style:family="paragraph" style:parent-style-name="Text_20_body" style:list-style-name="L1">
      <style:text-properties officeooo:rsid="0007ea65" officeooo:paragraph-rsid="000a6255"/>
    </style:style>
    <style:style style:name="P5" style:family="paragraph" style:parent-style-name="Text_20_body" style:list-style-name="L1">
      <style:text-properties officeooo:rsid="0007ea65" officeooo:paragraph-rsid="000bab6d"/>
    </style:style>
    <style:style style:name="P6" style:family="paragraph" style:parent-style-name="Text_20_body" style:list-style-name="L1">
      <style:text-properties officeooo:rsid="000c1c55" officeooo:paragraph-rsid="000c1c55"/>
    </style:style>
    <style:style style:name="T1" style:family="text">
      <style:text-properties officeooo:rsid="0008b1ce"/>
    </style:style>
    <style:style style:name="T2" style:family="text">
      <style:text-properties officeooo:rsid="000a6255"/>
    </style:style>
    <style:style style:name="T3" style:family="text">
      <style:text-properties officeooo:rsid="000bab6d"/>
    </style:style>
    <style:style style:name="T4" style:family="text">
      <style:text-properties officeooo:rsid="000c1c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ortrag WS</text:p>
      <text:p text:style-name="Text_20_body">Peka Kucha</text:p>
      <text:p text:style-name="Text_20_body">(20 Folien a 20 Sekunden)</text:p>
      <text:p text:style-name="P1"/>
      <text:list xml:id="list3844266312" text:style-name="L1">
        <text:list-item>
          <text:p text:style-name="P3">Einleitung: <text:span text:style-name="T4">Einleitendes Bild</text:span></text:p>
        </text:list-item>
        <text:list-item>
          <text:p text:style-name="P3">Einleitung:<text:span text:style-name="T1"> Ressourcen einsparen, Technologien und Mitarbeiter Zufriedenheit</text:span></text:p>
        </text:list-item>
        <text:list-item>
          <text:p text:style-name="P3">Grundlagen: Data Mining</text:p>
        </text:list-item>
        <text:list-item>
          <text:p text:style-name="P4">Grundlagen: Infrastruktur</text:p>
        </text:list-item>
        <text:list-item>
          <text:p text:style-name="P4">Hauptteil: <text:span text:style-name="T2">Planung und Prozess</text:span></text:p>
        </text:list-item>
        <text:list-item>
          <text:p text:style-name="P4">Hauptteil: <text:span text:style-name="T2">PP intelligente Bedarfsprognose</text:span></text:p>
        </text:list-item>
        <text:list-item>
          <text:p text:style-name="P4">Hauptteil: <text:span text:style-name="T2">PP Betrugspräventionssysteme</text:span></text:p>
        </text:list-item>
        <text:list-item>
          <text:p text:style-name="P4">Hauptteil: <text:span text:style-name="T2">PP intelligente Lieferrouten und -roboter</text:span></text:p>
        </text:list-item>
        <text:list-item>
          <text:p text:style-name="P4">Hauptteil: <text:span text:style-name="T2">Produktangebot und -darstellung</text:span></text:p>
        </text:list-item>
        <text:list-item>
          <text:p text:style-name="P4">Hauptteil: <text:span text:style-name="T2">PD personalisierte Produktempfehlung</text:span></text:p>
        </text:list-item>
        <text:list-item>
          <text:p text:style-name="P4">Hauptteil: <text:span text:style-name="T2">PD intelligente Produktdarstellung / Webseitengestaltung</text:span></text:p>
        </text:list-item>
        <text:list-item>
          <text:p text:style-name="P4">Hauptteil: <text:span text:style-name="T2">PD intelligente Preisgestaltung</text:span></text:p>
        </text:list-item>
        <text:list-item>
          <text:p text:style-name="P4">Hauptteil: <text:span text:style-name="T2">Beratung und Service</text:span></text:p>
        </text:list-item>
        <text:list-item>
          <text:p text:style-name="P4">Hauptteil: <text:span text:style-name="T2">BS Chatbots</text:span></text:p>
        </text:list-item>
        <text:list-item>
          <text:p text:style-name="P4">Hauptteil: <text:span text:style-name="T2">BS intelligente Einkaufshilfen</text:span></text:p>
        </text:list-item>
        <text:list-item>
          <text:p text:style-name="P5">Hauptteil: <text:span text:style-name="T2">BS Verkaufs- und Promotionsroboter</text:span></text:p>
        </text:list-item>
        <text:list-item>
          <text:p text:style-name="P5">Schluss <text:span text:style-name="T3">(Related Work):</text:span></text:p>
        </text:list-item>
        <text:list-item>
          <text:p text:style-name="P5">Schluss <text:span text:style-name="T3">(Schlussfolgerung)</text:span>:</text:p>
        </text:list-item>
        <text:list-item>
          <text:p text:style-name="P5">Schluss <text:span text:style-name="T3">(Future Work)</text:span>:</text:p>
        </text:list-item>
        <text:list-item>
          <text:p text:style-name="P6">Ende: Vortragsschlussbild nochmals wachrütteln und zu einer Handlung animieren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22:44:33.878510025</meta:creation-date>
    <dc:date>2022-06-19T23:21:27.537809178</dc:date>
    <meta:editing-duration>PT11M9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23" meta:word-count="112" meta:character-count="899" meta:non-whitespace-character-count="830"/>
  </office:meta>
</office:document-meta>
</file>